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G</mi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n>1</mn>
        <mrow>
          <mo fence="true" stretchy="false">|</mo>
          <mrow>
            <mrow>
              <mstyle mathvariant="bold">
                <mi>r</mi>
              </mstyle>
              <mrow>
                <mspace width="0.5em"/>
                <mo stretchy="false">−</mo>
                <mspace width="0.5em"/>
              </mrow>
              <mstyle mathvariant="bold">
                <mi>r</mi>
              </mstyle>
              <mi>'</mi>
            </mrow>
          </mrow>
          <mo fence="true" stretchy="false">|</mo>
        </mrow>
      </mfrac>
      <mrow>
        <mspace width="0.5em"/>
        <mo stretchy="false">+</mo>
        <mspace width="0.5em"/>
      </mrow>
      <mi>f</mi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</mrow>
    <annotation encoding="StarMath 5.0">G( {bold r} , {bold r}' ) `=` 1 over { 4 %pi %varepsilon_0 } ` 1 over lline {bold r} `-` {bold r}' rline
`+` f( {bold r} , {bold r}'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28:14.683000000</meta:creation-date>
    <meta:generator>LibreOffice/4.2.4.2$Windows_x86 LibreOffice_project/63150712c6d317d27ce2db16eb94c2f3d7b699f8</meta:generator>
  </office:meta>
</office:document-meta>
</file>